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562cm"/>
    </style:style>
    <style:style style:name="Tableau1.B" style:family="table-column">
      <style:table-column-properties style:column-width="5.318cm"/>
    </style:style>
    <style:style style:name="Tableau1.C" style:family="table-column">
      <style:table-column-properties style:column-width="5.133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6cm" style:rel-column-width="21840*"/>
    </style:style>
    <style:style style:name="Tableau3.B" style:family="table-column">
      <style:table-column-properties style:column-width="5.667cm" style:rel-column-width="21847*"/>
    </style:style>
    <style:style style:name="Tableau3.C" style:family="table-column">
      <style:table-column-properties style:column-width="5.667cm" style:rel-column-width="21848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style:font-name="Arial" fo:font-size="2pt" style:font-size-asian="1.75pt" style:font-size-complex="2pt"/>
    </style:style>
    <style:style style:name="P2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 fo:padding="0.049cm" fo:border="0.06pt solid #000000" style:shadow="none"/>
      <style:text-properties style:font-name="Arial" fo:font-size="2pt" style:font-size-asian="1.75pt" style:font-size-complex="2pt"/>
    </style:style>
    <style:style style:name="P3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style:font-name="Arial" fo:font-size="7pt" fo:font-style="italic" style:font-size-asian="7pt" style:font-style-asian="italic" style:font-size-complex="7pt" style:font-style-complex="italic"/>
    </style:style>
    <style:style style:name="P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fo:text-transform="uppercase" style:font-name="Arial" fo:font-size="13pt" fo:font-weight="bold" fo:background-color="transparent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 fo:padding="0.049cm" fo:border="0.06pt solid #000000" style:shadow="none"/>
      <style:text-properties fo:text-transform="uppercase" style:font-name="Arial" fo:font-size="2pt" fo:background-color="#cccccc" style:font-size-asian="1.75pt" style:font-size-complex="2pt"/>
    </style:style>
    <style:style style:name="P6" style:family="paragraph" style:parent-style-name="Standard">
      <style:paragraph-properties fo:text-align="justify" style:justify-single-word="false"/>
      <style:text-properties fo:font-variant="small-caps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small-caps" style:font-name="Arial" fo:font-size="5pt" fo:font-weight="bold" style:font-size-asian="4.34999990463257pt" style:font-weight-asian="bold" style:font-size-complex="5pt" style:font-weight-complex="bold"/>
    </style:style>
    <style:style style:name="P8" style:family="paragraph" style:parent-style-name="Standard">
      <style:paragraph-properties fo:text-align="center" style:justify-single-word="false"/>
      <style:text-properties fo:text-transform="uppercase" style:font-name="Arial" fo:font-size="10pt" style:text-underline-style="solid" style:text-underline-type="double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style:font-size-asian="5.25pt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pt" style:font-size-asian="1.75pt" style:font-size-complex="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pt" fo:font-style="italic" style:font-size-asian="1.75pt" style:font-style-asian="italic" style:font-size-complex="2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Arial" fo:font-size="4pt" style:font-size-asian="3.5pt" style:font-size-complex="4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5pt" style:font-size-asian="4.34999990463257pt" style:font-size-complex="5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5pt" fo:font-weight="normal" style:font-size-asian="4.34999990463257pt" style:font-weight-asian="normal" style:font-size-complex="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shadow="none"/>
      <style:text-properties style:font-name="Arial" fo:font-size="2pt" style:font-size-asian="1.75pt" style:font-size-complex="2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23" style:family="paragraph" style:parent-style-name="Standard">
      <style:text-properties style:font-name="Arial" fo:font-size="2pt" officeooo:paragraph-rsid="00046b23" style:font-size-asian="1.75pt" style:font-size-complex="2pt"/>
    </style:style>
    <style:style style:name="P24" style:family="paragraph" style:parent-style-name="Heading_20_1">
      <style:paragraph-properties fo:text-align="center" style:justify-single-word="false"/>
      <style:text-properties officeooo:paragraph-rsid="00046b23"/>
    </style:style>
    <style:style style:name="P25" style:family="paragraph" style:parent-style-name="Heading_20_2">
      <style:paragraph-properties fo:text-align="justify" style:justify-single-word="false"/>
      <style:text-properties style:font-name="Arial" fo:font-size="8pt" fo:font-style="italic" officeooo:paragraph-rsid="00046b23" style:font-size-asian="8pt" style:font-style-asian="italic" style:font-size-complex="8pt" style:font-style-complex="italic"/>
    </style:style>
    <style:style style:name="P26" style:family="paragraph" style:parent-style-name="Ligne_20_du_20_haut">
      <style:text-properties officeooo:paragraph-rsid="00046b23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 fo:padding="0.049cm" fo:border="0.06pt solid #c0c0c0" style:shadow="none">
        <style:tab-stops>
          <style:tab-stop style:position="19.001cm" style:type="right"/>
        </style:tab-stops>
      </style:paragraph-properties>
      <style:text-properties officeooo:paragraph-rsid="00046b23"/>
    </style:style>
    <style:style style:name="P28" style:family="paragraph" style:parent-style-name="Text_20_body">
      <style:paragraph-properties fo:margin-left="2cm" fo:margin-right="0cm" fo:text-indent="-2cm" style:auto-text-indent="false" fo:padding="0.049cm" fo:border="0.06pt solid #c0c0c0" style:shadow="none">
        <style:tab-stops>
          <style:tab-stop style:position="19.001cm" style:type="right"/>
        </style:tab-stops>
      </style:paragraph-properties>
      <style:text-properties officeooo:paragraph-rsid="00046b23"/>
    </style:style>
    <style:style style:name="P29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start"/>
      <style:text-properties style:text-line-through-style="none" style:text-line-through-type="none" style:font-name="Arial" fo:font-size="7pt" fo:font-style="italic" style:text-underline-style="none" fo:font-weight="normal"/>
    </style:style>
    <style:style style:name="P32" style:family="paragraph">
      <style:paragraph-properties fo:text-align="start"/>
      <style:text-properties style:text-line-through-style="none" style:text-line-through-type="none" style:font-name="Arial" fo:font-size="7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 fo:font-weight="bold" style:font-weight-asian="bold" style:font-weight-complex="bold"/>
    </style:style>
    <style:style style:name="T3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color="#808080" draw:fill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top" fo:background-color="#d3ffe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ackground-color="#d3ffe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Zone de texte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Zone de texte 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Case à cocher 3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Zone de texte 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2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Zone de texte 2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Zone de texte 2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Zone de texte 2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9"><text:span text:style-name="ReprisFicheEtudeAutreNom"><text:span text:style-name="T2">Année de programmation</text:span></text:span><text:span text:style-name="T1"> :</text:span> <draw:control text:anchor-type="as-char" draw:z-index="11" draw:style-name="gr3" draw:text-style-name="P32" svg:width="1.075cm" svg:height="0.641cm" draw:control="control11"/></text:p>
      <text:p text:style-name="P16"/>
      <text:p text:style-name="P9"><text:span text:style-name="ReprisFicheEtudeAutreNom"><text:span text:style-name="T2">Intitulé de l'étude</text:span></text:span><text:span text:style-name="T1"> :</text:span> <draw:control text:anchor-type="as-char" svg:y="-0.318cm" draw:z-index="12" draw:style-name="gr4" draw:text-style-name="P32" svg:width="13.475cm" svg:height="0.946cm" draw:control="control12"/></text:p>
      <text:p text:style-name="P7"/>
      <text:p text:style-name="P9"><text:span text:style-name="ReprisFicheEtude"><text:span text:style-name="T2">Service pilote</text:span></text:span><text:span text:style-name="T1"> :</text:span><text:span text:style-name="T7"> </text:span><draw:control text:anchor-type="as-char" draw:z-index="14" draw:style-name="gr3" draw:text-style-name="P32" svg:width="4.961cm" svg:height="0.641cm" draw:control="control14"/> <text:s/><text:span text:style-name="ReprisFicheEtude"><text:span text:style-name="T2">Chef de projet</text:span></text:span><text:span text:style-name="T1"> :</text:span> <draw:control text:anchor-type="as-char" draw:z-index="13" draw:style-name="gr3" draw:text-style-name="P32" svg:width="6.121cm" svg:height="0.641cm" draw:control="control13"/></text:p>
      <text:p text:style-name="P10"><draw:rect text:anchor-type="paragraph" draw:z-index="9" draw:style-name="gr2" draw:text-style-name="P30" svg:width="17.146cm" svg:height="2.276cm" svg:x="-0.078cm" svg:y="0.143cm"><text:p/></draw:rect></text:p>
      <text:p text:style-name="P9"><text:span text:style-name="ReprisFicheEtudeAutreNom"><text:span text:style-name="T2">Forme d'intervention</text:span></text:span><text:span text:style-name="T1"> :</text:span> 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<draw:control text:anchor-type="as-char" draw:z-index="0" draw:style-name="gr1" draw:text-style-name="P29" svg:width="0.477cm" svg:height="0.345cm" draw:control="control1"/> Observatoire, données</text:p>
          </table:table-cell>
          <table:table-cell table:style-name="Tableau1.A1" office:value-type="string">
            <text:p text:style-name="P11"><draw:control text:anchor-type="as-char" draw:z-index="3" draw:style-name="gr1" draw:text-style-name="P29" svg:width="0.477cm" svg:height="0.345cm" draw:control="control4"/> Étude et document technique</text:p>
          </table:table-cell>
          <table:table-cell table:style-name="Tableau1.A1" office:value-type="string">
            <text:p text:style-name="P11"><draw:control text:anchor-type="as-char" draw:z-index="6" draw:style-name="gr1" draw:text-style-name="P29" svg:width="0.477cm" svg:height="0.345cm" draw:control="control7"/> Reporting</text:p>
          </table:table-cell>
        </table:table-row>
        <table:table-row>
          <table:table-cell table:style-name="Tableau1.A1" office:value-type="string">
            <text:p text:style-name="P11"><draw:control text:anchor-type="as-char" draw:z-index="1" draw:style-name="gr1" draw:text-style-name="P29" svg:width="0.477cm" svg:height="0.345cm" draw:control="control2"/> Document de stratégie, planification et gestion</text:p>
          </table:table-cell>
          <table:table-cell table:style-name="Tableau1.A1" office:value-type="string">
            <text:p text:style-name="P11"><draw:control text:anchor-type="as-char" draw:z-index="4" draw:style-name="gr1" draw:text-style-name="P29" svg:width="0.477cm" svg:height="0.345cm" draw:control="control5"/> Recherche</text:p>
          </table:table-cell>
          <table:table-cell table:style-name="Tableau1.A1" office:value-type="string">
            <text:p text:style-name="P11"><draw:control text:anchor-type="as-char" draw:z-index="7" draw:style-name="gr1" draw:text-style-name="P29" svg:width="0.477cm" svg:height="0.345cm" draw:control="control8"/> Communication</text:p>
          </table:table-cell>
        </table:table-row>
        <table:table-row>
          <table:table-cell table:style-name="Tableau1.A1" office:value-type="string">
            <text:p text:style-name="P11"><draw:control text:anchor-type="as-char" draw:z-index="2" draw:style-name="gr1" draw:text-style-name="P29" svg:width="0.477cm" svg:height="0.345cm" draw:control="control3"/> Méthodologie et référentiels</text:p>
          </table:table-cell>
          <table:table-cell table:style-name="Tableau1.A1" office:value-type="string">
            <text:p text:style-name="P11"><draw:control text:anchor-type="as-char" draw:z-index="5" draw:style-name="gr1" draw:text-style-name="P29" svg:width="0.477cm" svg:height="0.345cm" draw:control="control6"/> Document réglementaire et législatif</text:p>
          </table:table-cell>
          <table:table-cell table:style-name="Tableau1.A1" office:value-type="string">
            <text:p text:style-name="P11"><draw:control text:anchor-type="as-char" draw:z-index="8" draw:style-name="gr1" draw:text-style-name="P29" svg:width="0.477cm" svg:height="0.345cm" draw:control="control9"/> Document de gouvernance interne</text:p>
          </table:table-cell>
        </table:table-row>
      </table:table>
      <text:p text:style-name="P10"><draw:rect text:anchor-type="paragraph" draw:z-index="22" draw:style-name="gr2" draw:text-style-name="P30" svg:width="17.146cm" svg:height="1.165cm" svg:x="-0.078cm" svg:y="0.143cm"><text:p/></draw:rect></text:p>
      <text:p text:style-name="P6"><text:span text:style-name="ReprisFicheEtude">Maîtrise d’œuvre potentielle</text:span> : 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1"><draw:control text:anchor-type="as-char" draw:z-index="19" draw:style-name="gr1" draw:text-style-name="P29" svg:width="0.477cm" svg:height="0.345cm" draw:control="control19"/> régie</text:p>
          </table:table-cell>
          <table:table-cell table:style-name="Tableau3.A1" office:value-type="string">
            <text:p text:style-name="P11"><draw:control text:anchor-type="as-char" draw:z-index="20" draw:style-name="gr1" draw:text-style-name="P29" svg:width="0.477cm" svg:height="0.345cm" draw:control="control20"/> CETE / CEREMA</text:p>
          </table:table-cell>
          <table:table-cell table:style-name="Tableau3.A1" office:value-type="string">
            <text:p text:style-name="P11"><draw:control text:anchor-type="as-char" draw:z-index="21" draw:style-name="gr1" draw:text-style-name="P29" svg:width="0.477cm" svg:height="0.345cm" draw:control="control21"/> prestataire externe</text:p>
          </table:table-cell>
        </table:table-row>
      </table:table>
      <text:p text:style-name="P13"/>
      <text:p text:style-name="P16"/>
      <text:p text:style-name="P12"><text:span text:style-name="ReprisFicheEtudeAutreNom"><text:span text:style-name="T3">Coût estimatif</text:span></text:span><text:span text:style-name="T3"> :</text:span><text:span text:style-name="T4"> </text:span><text:span text:style-name="T4"><draw:control text:anchor-type="as-char" draw:z-index="15" draw:style-name="gr3" draw:text-style-name="P32" svg:width="7.085cm" svg:height="0.641cm" draw:control="control15"/></text:span><text:span text:style-name="T4"> <text:s/></text:span><text:span text:style-name="ReprisFicheEtudeAutreNom"><text:span text:style-name="T3">BOP</text:span></text:span><text:span text:style-name="ReprisFicheEtudeAutreNom"><text:span text:style-name="T1"> </text:span></text:span><text:span text:style-name="T5">:</text:span><text:span text:style-name="T4"> </text:span><text:span text:style-name="T4"><draw:control text:anchor-type="as-char" draw:z-index="16" draw:style-name="gr3" draw:text-style-name="P32" svg:width="5.822cm" svg:height="0.641cm" draw:control="control16"/></text:span></text:p>
      <text:p text:style-name="P15"/>
      <text:p text:style-name="P12"><text:span text:style-name="NonReprisFicheEtude"><text:span text:style-name="T3">Service gestionnaire financier</text:span></text:span><text:span text:style-name="T5"> :</text:span><text:span text:style-name="T4"> </text:span><text:span text:style-name="T4"><draw:control text:anchor-type="as-char" draw:z-index="17" draw:style-name="gr3" draw:text-style-name="P32" svg:width="11.404cm" svg:height="0.641cm" draw:control="control17"/></text:span></text:p>
      <text:p text:style-name="P15"/>
      <text:p text:style-name="P12"><text:span text:style-name="ReprisFicheEtudeAutreNom"><text:span text:style-name="T3">Partenaires / autres crédits mobilisés</text:span></text:span><text:span text:style-name="T5"> :</text:span><text:span text:style-name="T6"> </text:span><text:span text:style-name="T6"><draw:control text:anchor-type="as-char" draw:z-index="18" draw:style-name="gr3" draw:text-style-name="P32" svg:width="10.014cm" svg:height="0.641cm" draw:control="control18"/></text:span></text:p>
      <text:p text:style-name="P21"/>
      <text:p text:style-name="P17"/>
      <text:p text:style-name="P8">Objet de l'étude</text:p>
      <text:p text:style-name="P16"/>
      <text:p text:style-name="P6"><text:span text:style-name="ReprisFicheEtudeAutreNom">Éléments de problématique</text:span> : </text:p>
      <text:p text:style-name="P11"><draw:control text:anchor-type="as-char" svg:y="-0.318cm" draw:z-index="24" draw:style-name="gr4" draw:text-style-name="P32" svg:width="16.909cm" svg:height="2.407cm" draw:control="control23"/></text:p>
      <text:p text:style-name="P16"/>
      <text:p text:style-name="P6"><text:span text:style-name="ReprisFicheEtudeAutreNom">Principaux résultats attendus</text:span> : </text:p>
      <text:p text:style-name="P11"><draw:control text:anchor-type="as-char" svg:y="-0.318cm" draw:z-index="28" draw:style-name="gr4" draw:text-style-name="P32" svg:width="16.909cm" svg:height="2.407cm" draw:control="control27"/></text:p>
      <text:p text:style-name="P16"/>
      <text:p text:style-name="P6"><text:span text:style-name="ReprisFicheEtudeAutreNom">Utilisation envisagée des résultats </text:span>: </text:p>
      <text:p text:style-name="P11"><draw:control text:anchor-type="as-char" svg:y="-0.318cm" draw:z-index="27" draw:style-name="gr4" draw:text-style-name="P32" svg:width="16.909cm" svg:height="2.006cm" draw:control="control26"/></text:p>
      <text:p text:style-name="P16"/>
      <text:p text:style-name="P6"><text:span text:style-name="ReprisFicheEtude">Territoire de l'étude</text:span> :<text:span text:style-name="T8"> </text:span><text:span text:style-name="T8"><draw:control text:anchor-type="as-char" draw:z-index="25" draw:style-name="gr3" draw:text-style-name="P32" svg:width="12.985cm" svg:height="0.641cm" draw:control="control24"/></text:span></text:p>
      <text:p text:style-name="P16"/>
      <text:p text:style-name="P9"><text:span text:style-name="ReprisFicheEtude"><text:span text:style-name="T2">Références bibliographiques</text:span></text:span><text:span text:style-name="T2"> : </text:span><text:span text:style-name="T9">(OBLIGATOIRE à fournir au C.R.E. : il est indispensable de s'appuyer sur les études existantes pour mieux cadrer la commande – mobiliser le PSI Documentation le cas échéant : </text:span><text:a xlink:type="simple" xlink:href="mailto:mediatheque.psid.cd.direction.cete-np@developpement-durable.gouv.fr" text:style-name="Internet_20_link" text:visited-style-name="Visited_20_Internet_20_Link"><text:span text:style-name="T9">mediatheque.psid.cd.direction.cete-np@developpement-durable.gouv.fr</text:span></text:a><text:span text:style-name="T9">) </text:span></text:p>
      <text:p text:style-name="P14"/>
      <text:p text:style-name="P11"><draw:control text:anchor-type="as-char" svg:y="-0.318cm" draw:z-index="26" draw:style-name="gr4" draw:text-style-name="P32" svg:width="16.909cm" svg:height="2.407cm" draw:control="control25"/></text:p>
      <text:p text:style-name="P20"/>
      <text:p text:style-name="P10"/>
      <text:p text:style-name="P22"><text:span text:style-name="ReprisFicheEtudeAutreNom">Fiche validée</text:span> le <draw:control text:anchor-type="as-char" draw:z-index="23" draw:style-name="gr3" draw:text-style-name="P31" svg:width="2.603cm" svg:height="0.641cm" draw:control="control22"/> par <text:s/><draw:control text:anchor-type="as-char" draw:z-index="10" draw:style-name="gr3" draw:text-style-name="P31" svg:width="11.57cm" svg:height="0.641cm" draw:control="control10"/></text:p>
      <text:p text:style-name="P23"><text:span text:style-name="ReprisFicheEtudeAutreNom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gne_20_du_20_haut" style:display-name="Ligne du haut" style:family="paragraph" style:parent-style-name="Standard" style:class="text">
      <style:graphic-properties draw:fill="solid" draw:fill-color="#e6e6e6" draw:opacity="100%"/>
      <style:paragraph-properties fo:background-color="#e6e6e6">
        <style:tab-stops>
          <style:tab-stop style:position="9.504cm" style:type="center"/>
          <style:tab-stop style:position="19.001cm" style:type="right"/>
        </style:tab-stops>
      </style:paragraph-properties>
      <style:text-properties style:font-name="Liberation Sans1" fo:font-family="'Liberation Sans'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ReprisFicheEtude" style:family="text" style:parent-style-name="Emphasis">
      <style:text-properties fo:font-style="normal" fo:background-color="#ccffff"/>
    </style:style>
    <style:style style:name="ReprisFicheEtudeAutreNom" style:family="text" style:parent-style-name="ReprisFicheEtude">
      <style:text-properties fo:background-color="#ccffcc"/>
    </style:style>
    <style:style style:name="NonReprisFicheEtude" style:family="text" style:parent-style-name="ReprisFicheEtude">
      <style:text-properties fo:background-color="#ffcc0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style:font-name="Arial" fo:font-size="2pt" style:font-size-asian="1.75pt" style:font-size-complex="2pt"/>
    </style:style>
    <style:style style:name="MP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fo:text-transform="uppercase" style:font-name="Arial" fo:font-size="13pt" fo:font-weight="bold" fo:background-color="transparent" style:font-size-asian="13pt" style:font-weight-asian="bold" style:font-size-complex="13pt" style:font-weight-complex="bold"/>
    </style:style>
    <style:style style:name="MP3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 fo:padding="0.049cm" fo:border="0.06pt solid #000000" style:shadow="none"/>
      <style:text-properties fo:text-transform="uppercase" style:font-name="Arial" fo:font-size="2pt" fo:background-color="#cccccc" style:font-size-asian="1.75pt" style:font-size-complex="2pt"/>
    </style:style>
    <style:style style:name="MP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 fo:padding="0.049cm" fo:border="0.06pt solid #000000" style:shadow="none"/>
      <style:text-properties style:font-name="Arial" fo:font-size="7pt" fo:font-style="italic" style:font-size-asian="7pt" style:font-style-asian="italic" style:font-size-complex="7pt" style:font-style-complex="italic"/>
    </style:style>
    <style:style style:name="MP5" style:family="paragraph" style:parent-style-name="Standard">
      <loext:graphic-properties draw:fill="solid" draw:fill-color="#cccccc" draw:opacity="100%"/>
      <style:paragraph-properties fo:text-align="justify" style:justify-single-word="false" fo:background-color="#cccccc" fo:padding="0.049cm" fo:border="0.06pt solid #000000" style:shadow="none"/>
      <style:text-properties style:font-name="Arial"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Fiche de programmation d'une étude</text:p>
        <text:p text:style-name="MP3"/>
        <text:p text:style-name="MP4">(à remplir par le chef de projet, pilote de l'étude, sous couvert de son chef de service, puis à remonter à DREAL/SC pour arbitrage du C.R.E.)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al </meta:initial-creator>
    <meta:creation-date>2013-06-18T13:59:48.43</meta:creation-date>
    <dc:date>2016-03-31T11:01:53.529000000</dc:date>
    <meta:editing-duration>PT3H8M24S</meta:editing-duration>
    <meta:editing-cycles>44</meta:editing-cycles>
    <meta:generator>LibreOffice/5.0.1.2$Windows_x86 LibreOffice_project/81898c9f5c0d43f3473ba111d7b351050be20261</meta:generator>
    <meta:document-statistic meta:table-count="2" meta:image-count="0" meta:object-count="0" meta:page-count="1" meta:paragraph-count="33" meta:word-count="156" meta:character-count="1117" meta:non-whitespace-character-count="957"/>
  </office:meta>
</office:document-meta>
</file>